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1439CE9A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1cm, 3.592cm, 10.957cm, 1.786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7cm" svg:height="21.3cm" svg:x="0.992cm" svg:y="2.291cm">
          <draw:image xlink:href="Pictures/10000000000005E8000007E01439CE9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2T11:50:17.573111065</dc:date>
    <meta:editing-duration>PT3M41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